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/>
    </style:style>
    <style:style style:name="P3" style:family="paragraph" style:parent-style-name="Text_20_body">
      <style:paragraph-properties fo:text-align="start" style:justify-single-word="false" style:writing-mode="lr-tb"/>
      <style:text-properties style:font-name="Ari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font-name="Ari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Arial" officeooo:rsid="001ef639" officeooo:paragraph-rsid="001ef639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Arial" officeooo:rsid="0020328d" officeooo:paragraph-rsid="0020328d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Arial" officeooo:rsid="00216e6d" officeooo:paragraph-rsid="00216e6d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Arial" officeooo:rsid="00222310" officeooo:paragraph-rsid="00222310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font-name="Arial" officeooo:rsid="00258909" officeooo:paragraph-rsid="00258909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Arial" fo:font-weight="normal" officeooo:rsid="001ef639" officeooo:paragraph-rsid="001ef639" style:font-weight-asian="normal"/>
    </style:style>
    <style:style style:name="P11" style:family="paragraph" style:parent-style-name="Text_20_body">
      <style:text-properties officeooo:rsid="002acb6d" officeooo:paragraph-rsid="002acb6d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tyle-asian="normal" style:font-weight-asian="normal"/>
    </style:style>
    <style:style style:name="P13" style:family="paragraph" style:parent-style-name="Text_20_body" style:list-style-name="Numbering_20_ABC">
      <style:text-properties officeooo:rsid="0028f382" officeooo:paragraph-rsid="0028f382"/>
    </style:style>
    <style:style style:name="P14" style:family="paragraph" style:parent-style-name="Text_20_body" style:list-style-name="Numbering_20_ABC">
      <style:text-properties officeooo:rsid="002acb6d" officeooo:paragraph-rsid="002acb6d"/>
    </style:style>
    <style:style style:name="P15" style:family="paragraph" style:parent-style-name="Text_20_body">
      <style:text-properties officeooo:rsid="002acb6d" officeooo:paragraph-rsid="002acb6d"/>
    </style:style>
    <style:style style:name="P16" style:family="paragraph" style:parent-style-name="Text_20_body" style:list-style-name="Numbering_20_ABC">
      <style:text-properties officeooo:rsid="002b275a" officeooo:paragraph-rsid="002b275a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ef639" style:text-blinking="false" fo:background-color="transparent" loext:char-shading-value="0" style:font-size-asian="11pt" style:font-style-asian="normal" style:font-weight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tyle-asian="normal" style:font-weight-asian="normal"/>
    </style:style>
    <style:style style:name="T4" style:family="text">
      <style:text-properties fo:font-variant="normal" fo:text-transform="none" fo:color="#000000" loext:opacity="100%" fo:font-size="11pt" fo:font-style="normal" style:text-underline-style="solid" style:text-underline-width="auto" style:text-underline-color="font-color" fo:font-weight="normal" fo:background-color="transparent" loext:char-shading-value="0" style:font-size-asian="11pt" style:font-style-asian="normal" style:font-weight-asian="normal"/>
    </style:style>
    <style:style style:name="T5" style:family="text">
      <style:text-properties officeooo:rsid="001ef639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1ef639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officeooo:rsid="001ff422"/>
    </style:style>
    <style:style style:name="T11" style:family="text">
      <style:text-properties officeooo:rsid="0020328d"/>
    </style:style>
    <style:style style:name="T12" style:family="text">
      <style:text-properties officeooo:rsid="00216e6d"/>
    </style:style>
    <style:style style:name="T13" style:family="text">
      <style:text-properties officeooo:rsid="00222310"/>
    </style:style>
    <style:style style:name="T14" style:family="text">
      <style:text-properties officeooo:rsid="00296d10"/>
    </style:style>
    <style:style style:name="T15" style:family="text">
      <style:text-properties officeooo:rsid="002b275a"/>
    </style:style>
    <style:style style:name="T16" style:family="text">
      <style:text-properties officeooo:rsid="002bfd89"/>
    </style:style>
    <style:style style:name="T17" style:family="text">
      <style:text-properties officeooo:rsid="00319426"/>
    </style:style>
    <style:style style:name="T18" style:family="text">
      <style:text-properties officeooo:rsid="003331a7"/>
    </style:style>
    <style:style style:name="T19" style:family="text">
      <style:text-properties officeooo:rsid="00339eaa"/>
    </style:style>
    <style:style style:name="T20" style:family="text">
      <style:text-properties officeooo:rsid="003530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Schema logico relazione</text:p>
      <text:p text:style-name="P12"/>
      <text:p text:style-name="P2"><text:bookmark text:name="docs-internal-guid-965bf550-7fff-9827-9f"/><text:span text:style-name="T1">Autista (</text:span><text:span text:style-name="T3">CF,</text:span><text:span text:style-name="T1"> NumeroPatente*, Cognome, Nome, isNeoPatentato)</text:span></text:p>
      <text:p text:style-name="P2"><text:span text:style-name="T1">Patente(</text:span><text:span text:style-name="T4">NumeroPatente</text:span><text:span text:style-name="T1">, Rilascio, Scadenza)</text:span></text:p>
      <text:p text:style-name="P2"><text:span text:style-name="T1">Referente(</text:span><text:span text:style-name="T4">IdReferente</text:span><text:span text:style-name="T1">,CFAutista*, Periodo)</text:span></text:p>
      <text:p text:style-name="P2"><text:span text:style-name="T1">Proprietario(</text:span><text:span text:style-name="T4">CF</text:span><text:span text:style-name="T1">,Cognome, Nome)</text:span></text:p>
      <text:p text:style-name="P2"><text:span text:style-name="T1">AddettoRevisioni(</text:span><text:span text:style-name="T4">CF</text:span><text:span text:style-name="T1">, Cognome, Nome)</text:span></text:p>
      <text:p text:style-name="P2"><text:span text:style-name="T1">Turno(</text:span><text:span text:style-name="T4">IdTurno</text:span><text:span text:style-name="T1">, CFAutista*, TargaTaxi*, Data, Ora</text:span><text:span text:style-name="T2">D</text:span><text:span text:style-name="T1">i</text:span><text:span text:style-name="T2">I</text:span><text:span text:style-name="T1">nizio, Ora</text:span><text:span text:style-name="T2">D</text:span><text:span text:style-name="T1">i</text:span><text:span text:style-name="T2">F</text:span><text:span text:style-name="T1">ine)</text:span></text:p>
      <text:p text:style-name="P2"><text:span text:style-name="T1">Taxi(</text:span><text:span text:style-name="T4">Targa</text:span><text:span text:style-name="T1">, Cilindrata, Chilometraggio, NumeroPosti)</text:span></text:p>
      <text:p text:style-name="P2"><text:span text:style-name="T1">Revisione(</text:span><text:span text:style-name="T4">IdRevisione</text:span><text:span text:style-name="T1">, CFProprietario*, CFAddettoRevisioni*, Targa Taxi*, DataRevisione, </text:span><text:span text:style-name="T2">Eseguita,</text:span><text:span text:style-name="T1"> DettagliRevisione)</text:span></text:p>
      <text:p text:style-name="P2"><text:span text:style-name="T1">Corsa(</text:span><text:span text:style-name="T4">IdCorsa</text:span><text:span text:style-name="T1">, TargaTaxi*, NumeroPrenotazione*, Data, Ora</text:span><text:span text:style-name="T2">D</text:span><text:span text:style-name="T1">i</text:span><text:span text:style-name="T2">I</text:span><text:span text:style-name="T1">nizio, Ora</text:span><text:span text:style-name="T2">D</text:span><text:span text:style-name="T1">i</text:span><text:span text:style-name="T2">F</text:span><text:span text:style-name="T1">ine, Chilometri</text:span><text:span text:style-name="T2">F</text:span><text:span text:style-name="T1">atti, Costo)</text:span></text:p>
      <text:p text:style-name="P2"><text:span text:style-name="T1">Prenotazione(</text:span><text:span text:style-name="T4">NumeroPrenotazione</text:span><text:span text:style-name="T1">, CFCliente*, Numero</text:span><text:span text:style-name="T2">Di</text:span><text:span text:style-name="T1">Persone, Data</text:span><text:span text:style-name="T2">DiP</text:span><text:span text:style-name="T1">renotazione, Ora</text:span><text:span text:style-name="T2">Di</text:span><text:span text:style-name="T1">Prenotazione)</text:span></text:p>
      <text:p text:style-name="P2"><text:span text:style-name="T1">Cliente(</text:span><text:span text:style-name="T4">CF</text:span><text:span text:style-name="T1">, CodiceConvenzione*, Cognome, Nome)</text:span></text:p>
      <text:p text:style-name="P2"><text:span text:style-name="T1">Convenzione(</text:span><text:span text:style-name="T4">CodiceConvenzione</text:span><text:span text:style-name="T1">, PercentualeSconto)</text:span></text:p>
      <text:p text:style-name="P3"/>
      <text:h text:style-name="Heading_20_3" text:outline-level="3"><text:span text:style-name="T8">Vincoli</text:span>:</text:h>
      <text:p text:style-name="P3"><text:span text:style-name="T6"><text:line-break/>Autista: (NumeroPatente IS UNIQUE NOT NULL AND IsNeoPatentato IS NOT NULL </text:span><text:span text:style-name="T7">AND Nome IS NOT NULL AND Cognome IS NOT NULL</text:span><text:span text:style-name="T6">)</text:span></text:p>
      <text:p text:style-name="P10">Patente: ((Rilascio, Scadenza) IS NOT NULL)</text:p>
      <text:p text:style-name="P3"><text:span text:style-name="T6">Referente: (</text:span><text:span text:style-name="T7">(CFAutista, </text:span><text:span text:style-name="T6">Periodo</text:span><text:span text:style-name="T7">)</text:span><text:span text:style-name="T6"> IS UNIQUE NOT NULL)</text:span></text:p>
      <text:p text:style-name="P10">Proprietario: (Nome IS NOT NULL AND Cognome IS NOT NULL)</text:p>
      <text:p text:style-name="P10">AddettoRevisioni: (Nome IS NOT NULL AND Cognome IS NOT NULL)</text:p>
      <text:p text:style-name="P3">Turno: ((TargaTaxi, Data, OraDiInizio, OraDiFine) IS UNIQUE NOT NULL AND (CFAutista, Data, OraDiInizio, OraDiFine) IS UNIQUE NOT NULL) AND OraDiInizio &lt; OraDiFine)</text:p>
      <text:p text:style-name="P5">Taxi: ((Cilindrata, Chilometraggio, NumeroPosti) IS NOT NULL)</text:p>
      <text:p text:style-name="P3">Corsa: (NumeroPrenotazione IS UNIQUE <text:s/>NOT NULL AND (TargaTaxi, Data, OraDiInizio, OraDiFine) IS UNIQUE NOT NULL AND OraDiInizio &lt; OraDiFine <text:span text:style-name="T5">AND (ChilometriFatti, Costo) IS NOT NULL</text:span>)</text:p>
      <text:p text:style-name="P3">Prenotazione: ((CFCliente, DataDiPrenotazione, OraDiPrenotazione) IS UNIQUE NOT NULL <text:span text:style-name="T5">AND NumeroDiPersone IS NOT NULL</text:span>)</text:p>
      <text:p text:style-name="P5">Cliente: ((Nome, Cognome) IS NOT NULL)</text:p>
      <text:p text:style-name="P3">Convenzione: (PercentualeSconto IS UNIQUE NOT NULL)</text:p>
      <text:p text:style-name="P1"><text:soft-page-break/><text:span text:style-name="T9">Revisione((TargaTaxi, DataRevisione) IS UNIQUE NOT NULL </text:span><text:span text:style-name="T10">AND Eseguita IS NOT NULL AND CHECK (Eseguita = FALSE OR DettagliRevisione IS NOT NULL))</text:span></text:p>
      <text:p text:style-name="P3"/>
      <text:p text:style-name="P3"/>
      <text:p text:style-name="Subtitle">Dipendenze funzionali:</text:p>
      <text:p text:style-name="P3">Autista: </text:p>
      <text:p text:style-name="P3">{CF→Nome, Cognome</text:p>
      <text:p text:style-name="P3">NumeroPatente→IsNeoPatentato}</text:p>
      <text:p text:style-name="P3">Referente:</text:p>
      <text:p text:style-name="P3">{IdReferente→CFAutista, Periodo}</text:p>
      <text:p text:style-name="P3">Proprietario: </text:p>
      <text:p text:style-name="P3">{CF→Nome, Cognome}</text:p>
      <text:p text:style-name="P3">AddettoRevisioni:</text:p>
      <text:p text:style-name="P3">{CF→Nome, Cognome}</text:p>
      <text:p text:style-name="P3">Patente:</text:p>
      <text:p text:style-name="P3">{NumeroPatente→Rilascio, Scadenza}</text:p>
      <text:p text:style-name="P3">Taxi:</text:p>
      <text:p text:style-name="P3">{Targa→Cilindrata, Chilometraggio, NumeroPosti}</text:p>
      <text:p text:style-name="P3">Turno:</text:p>
      <text:p text:style-name="P3">{IdTurno→CFAutista, TargaTaxi, Data, <text:span text:style-name="T11">OraDiInizio, OraDiFine}</text:span></text:p>
      <text:p text:style-name="P6">Corsa:</text:p>
      <text:p text:style-name="P6">{IdCorsa→TargaTaxi, NumeroDiPrenotazione, Data, OraDiInizio, OraDiFine, ChilometriFatti, <text:span text:style-name="T12">Costo}</text:span></text:p>
      <text:p text:style-name="P7">Prenotazione:</text:p>
      <text:p text:style-name="P7">{NumeroPrenotazione→CFCliente, NumeroDiPersone, DataDiPrenotazione, OraDiPrenotazione}</text:p>
      <text:p text:style-name="P7">Revisione:</text:p>
      <text:p text:style-name="P7">{IdRevisione→CFProprietario, CFAddettoRevisioni, TargaTaxi, DataRevisione, Eseguita, DettagliRevisione}</text:p>
      <text:p text:style-name="P7">Cliente:</text:p>
      <text:p text:style-name="P7">{CF→<text:span text:style-name="T13">CodiceConvenzione, Cognome, Nome}</text:span></text:p>
      <text:p text:style-name="P8">Convenzione:</text:p>
      <text:p text:style-name="P8">{CodiceConvenzione→PercentualeSconto}</text:p>
      <text:p text:style-name="P4"><text:soft-page-break/></text:p>
      <text:p text:style-name="P9">Ogni dipendenza rispetta la forma normale di Boyce Codd ad esclusione della dipendenza “NumeroPatente → isNeoPatentato”, rendendo quindi lo schema normalizzato secondo la terza forma normale.</text:p>
      <text:p text:style-name="Subtitle">Interrogazioni SQL</text:p>
      <text:list xml:id="list2142775575" text:style-name="Numbering_20_ABC">
        <text:list-item>
          <text:p text:style-name="P13">Elenco dei turn<text:span text:style-name="T20">i</text:span> degli autisti neo patentati:</text:p>
          <text:p text:style-name="P13">SELECT Turno.* </text:p>
          <text:p text:style-name="P13">FROM Turno</text:p>
          <text:p text:style-name="P13">INNER JOIN Autista</text:p>
          <text:p text:style-name="P13">ON (Turno.CFAutista = Autista.CF)</text:p>
          <text:p text:style-name="P13">WHERE Autista.isNeoPatentato <text:span text:style-name="T14">= TRUE</text:span></text:p>
        </text:list-item>
        <text:list-item>
          <text:p text:style-name="P14">Numero di turni <text:span text:style-name="T17">maggiori di 1 </text:span>per taxi fatti da ogni autista neopatentato ordinati per CF dell’autista:</text:p>
          <text:p text:style-name="P14">SELECT <text:span text:style-name="T16">t.</text:span>TargaTaxi, <text:span text:style-name="T16">t.</text:span>CFAutista, COUNT(DISTINCT <text:span text:style-name="T16">t.</text:span>TargaTaxi, <text:span text:style-name="T16">t.</text:span>CFAutista) AS NumeroTurni</text:p>
          <text:p text:style-name="P14">FROM Turno <text:span text:style-name="T16">t</text:span>, <text:span text:style-name="T16">Autista a</text:span></text:p>
          <text:p text:style-name="P14">WHERE <text:span text:style-name="T16">a.</text:span>IsNeoPatentato = TRUE <text:span text:style-name="T16">AND t.CFAutista = a.CF</text:span></text:p>
          <text:p text:style-name="P14">GROUP BY <text:span text:style-name="T16">t.</text:span>TargaTaxi, <text:span text:style-name="T16">t.</text:span>CFAutista</text:p>
          <text:p text:style-name="P14">HAVING COUNT(DISTINCT <text:span text:style-name="T16">t.</text:span>TargaTaxi, <text:span text:style-name="T16">t.</text:span>CFAutista) &gt; 1</text:p>
          <text:p text:style-name="P14">ORDER BY <text:span text:style-name="T16">t.</text:span>CFAutista ASC</text:p>
        </text:list-item>
        <text:list-item>
          <text:p text:style-name="P14">Numero di prenotazioni per cliente che ha eseguito più di una prenotazione <text:span text:style-name="T18">relative a più di una persona:</text:span></text:p>
          <text:p text:style-name="P14">SELECT Cliente.<text:span text:style-name="T19">CF</text:span>, COUNT(Prenotazione.CFCliente) AS NumeroPrenotazioniCliente</text:p>
          <text:p text:style-name="P14">FROM Prenotazione</text:p>
          <text:p text:style-name="P14">INNER JOIN Cliente</text:p>
          <text:p text:style-name="P14">ON (Prenotazione.CFCliente = Cliente.CF)</text:p>
          <text:p text:style-name="P14">WHERE Prenotazione.NumeroDiPersone &gt; 1</text:p>
          <text:p text:style-name="P14">GROUP BY Prenotazione.CFCliente</text:p>
          <text:p text:style-name="P14">HAVING COUNT(Prenotazione.CFCliente) &gt; 1</text:p>
        </text:list-item>
      </text:list>
      <text:p text:style-name="P11"/>
      <text:p text:style-name="P11"/>
      <text:p text:style-name="P11"/>
      <text:p text:style-name="P11"/>
      <text:list xml:id="list11630636563236" text:continue-numbering="true" text:style-name="Numbering_20_ABC">
        <text:list-item>
          <text:p text:style-name="P14"><text:soft-page-break/>Informazioni di ogni cliente che ha effettuato almeno una prenotazione:</text:p>
          <text:p text:style-name="P14">SELECT c.CF, c.Nome, c.Cognome </text:p>
          <text:p text:style-name="P14">FROM Cliente c </text:p>
          <text:p text:style-name="P14">WHERE EXISTS (SELECT p.NumeroPrenotazione FROM Prenotazione p WHERE p.CFCliente = c.CF)</text:p>
        </text:list-item>
        <text:list-item>
          <text:p text:style-name="P14">Informazioni di ogni cliente che non ha ancora effetuato una prenotazione:</text:p>
          <text:p text:style-name="P14">SELECT * </text:p>
          <text:p text:style-name="P14">FROM Cliente <text:s/></text:p>
          <text:p text:style-name="P14">WHERE CF &lt;&gt; ALL (SELECT p.CFCliente FROM Prenotazione p)</text:p>
        </text:list-item>
        <text:list-item>
          <text:p text:style-name="P14">Informazioni sulla prenotazione che corrispondono a corse che hanno fatto più di 50 km:</text:p>
          <text:p text:style-name="P14">SELECT * </text:p>
          <text:p text:style-name="P14">FROM P<text:span text:style-name="T15">renotazione</text:span></text:p>
          <text:p text:style-name="P16">WHERE NumeroPrenotazione = (SELECT NumeroPrenotazione FROM Corsa WHERE ChilometriFatti &gt; 5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it" fo:country="I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1:04:05</meta:creation-date>
    <dc:language>it-IT</dc:language>
    <dc:date>2023-07-04T01:16:29.479000000</dc:date>
    <meta:editing-cycles>31</meta:editing-cycles>
    <meta:editing-duration>PT6H46M14S</meta:editing-duration>
    <meta:generator>LibreOffice/7.5.4.2$Windows_X86_64 LibreOffice_project/36ccfdc35048b057fd9854c757a8b67ec53977b6</meta:generator>
    <meta:document-statistic meta:table-count="0" meta:image-count="0" meta:object-count="0" meta:page-count="4" meta:paragraph-count="87" meta:word-count="497" meta:character-count="4289" meta:non-whitespace-character-count="3874"/>
    <meta:user-defined meta:name="AppVersion">15.0000</meta:user-defined>
  </office:meta>
</office:document-meta>
</file>